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  <style:text-properties fo:color="#3c78d8" loext:opacity="100%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" style:family="paragraph" style:parent-style-name="Standard">
      <style:paragraph-properties fo:break-before="auto" fo:break-after="auto"/>
      <style:text-properties fo:color="#3c78d8" loext:opacity="100%"/>
    </style:style>
    <style:style style:name="P3" style:family="paragraph" style:parent-style-name="Standard">
      <style:paragraph-properties fo:break-before="auto" fo:break-after="auto"/>
    </style:style>
    <style:style style:name="P4" style:family="paragraph" style:parent-style-name="Standard">
      <style:paragraph-properties fo:margin-left="1.27cm" fo:margin-right="0cm" fo:text-indent="-0.635cm" style:auto-text-indent="false"/>
    </style:style>
    <style:style style:name="P5" style:family="paragraph" style:parent-style-name="Standard">
      <style:paragraph-properties fo:margin-left="1.27cm" fo:margin-right="0cm" fo:text-indent="0cm" style:auto-text-indent="false"/>
    </style:style>
    <style:style style:name="P6" style:family="paragraph" style:parent-style-name="Standard" style:master-page-name="Standard">
      <style:paragraph-properties style:page-number="1" fo:break-before="auto" fo:break-after="auto"/>
      <style:text-properties fo:font-style="italic" style:font-style-asian="italic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</style:style>
    <style:style style:name="P8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9" style:family="paragraph" style:parent-style-name="Standard" style:list-style-name="WWNum1">
      <style:paragraph-properties fo:margin-left="2.54cm" fo:margin-right="0cm" fo:text-indent="-0.635cm" style:auto-text-indent="false" fo:break-before="auto" fo:break-after="auto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173dc6"/>
    </style:style>
    <style:style style:name="P11" style:family="paragraph" style:parent-style-name="Standard" style:list-style-name="WWNum1">
      <style:paragraph-properties fo:margin-left="2.54cm" fo:margin-right="0cm" fo:text-indent="0cm" style:auto-text-indent="false" fo:break-before="auto" fo:break-after="auto"/>
      <style:text-properties officeooo:paragraph-rsid="00173dc6"/>
    </style:style>
    <style:style style:name="P12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  <style:text-properties officeooo:paragraph-rsid="00188143"/>
    </style:style>
    <style:style style:name="P13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188143"/>
    </style:style>
    <style:style style:name="P14" style:family="paragraph" style:parent-style-name="Standard" style:list-style-name="WWNum1">
      <style:paragraph-properties fo:margin-left="1.27cm" fo:margin-right="0cm" fo:text-indent="0cm" style:auto-text-indent="false"/>
      <style:text-properties officeooo:paragraph-rsid="00188143"/>
    </style:style>
    <style:style style:name="P15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  <style:text-properties fo:font-weight="bold" officeooo:rsid="00447015" officeooo:paragraph-rsid="00447015" style:font-weight-asian="bold" style:font-weight-complex="bold"/>
    </style:style>
    <style:style style:name="P16" style:family="paragraph" style:parent-style-name="Standard" style:list-style-name="WWNum1">
      <style:paragraph-properties fo:margin-left="1.27cm" fo:margin-right="0cm" fo:text-indent="-0.635cm" style:auto-text-indent="false"/>
      <style:text-properties fo:font-weight="normal" officeooo:rsid="00447015" officeooo:paragraph-rsid="00447015" style:font-weight-asian="normal" style:font-weight-complex="normal"/>
    </style:style>
    <style:style style:name="P17" style:family="paragraph" style:parent-style-name="Standard" style:list-style-name="WWNum1">
      <style:paragraph-properties fo:margin-left="1.27cm" fo:margin-right="0cm" fo:text-indent="0cm" style:auto-text-indent="false"/>
      <style:text-properties fo:font-weight="normal" officeooo:rsid="00447015" officeooo:paragraph-rsid="00447015" style:font-weight-asian="normal" style:font-weight-complex="normal"/>
    </style:style>
    <style:style style:name="P18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10052b"/>
    </style:style>
    <style:style style:name="T2" style:family="text">
      <style:text-properties officeooo:rsid="0013a5ad"/>
    </style:style>
    <style:style style:name="T3" style:family="text">
      <style:text-properties officeooo:rsid="00150634"/>
    </style:style>
    <style:style style:name="T4" style:family="text">
      <style:text-properties officeooo:rsid="00188143"/>
    </style:style>
    <style:style style:name="T5" style:family="text">
      <style:text-properties officeooo:rsid="0019cf7b"/>
    </style:style>
    <style:style style:name="T6" style:family="text">
      <style:text-properties officeooo:rsid="001a58e6"/>
    </style:style>
    <style:style style:name="T7" style:family="text">
      <style:text-properties officeooo:rsid="001c423c"/>
    </style:style>
    <style:style style:name="T8" style:family="text">
      <style:text-properties officeooo:rsid="001e1a17"/>
    </style:style>
    <style:style style:name="T9" style:family="text">
      <style:text-properties officeooo:rsid="001f519d"/>
    </style:style>
    <style:style style:name="T10" style:family="text">
      <style:text-properties officeooo:rsid="0020ab71"/>
    </style:style>
    <style:style style:name="T11" style:family="text">
      <style:text-properties officeooo:rsid="0027d2a0"/>
    </style:style>
    <style:style style:name="T12" style:family="text">
      <style:text-properties officeooo:rsid="0028f730"/>
    </style:style>
    <style:style style:name="T13" style:family="text">
      <style:text-properties officeooo:rsid="002aa32c"/>
    </style:style>
    <style:style style:name="T14" style:family="text">
      <style:text-properties officeooo:rsid="002c6ff7"/>
    </style:style>
    <style:style style:name="T15" style:family="text">
      <style:text-properties officeooo:rsid="002ef364"/>
    </style:style>
    <style:style style:name="T16" style:family="text">
      <style:text-properties officeooo:rsid="002f2f22"/>
    </style:style>
    <style:style style:name="T17" style:family="text">
      <style:text-properties officeooo:rsid="003029ca"/>
    </style:style>
    <style:style style:name="T18" style:family="text">
      <style:text-properties officeooo:rsid="00310616"/>
    </style:style>
    <style:style style:name="T19" style:family="text">
      <style:text-properties officeooo:rsid="0031b49f"/>
    </style:style>
    <style:style style:name="T20" style:family="text">
      <style:text-properties officeooo:rsid="0032d75c"/>
    </style:style>
    <style:style style:name="T21" style:family="text">
      <style:text-properties officeooo:rsid="0033de4f"/>
    </style:style>
    <style:style style:name="T22" style:family="text">
      <style:text-properties officeooo:rsid="0033ee24"/>
    </style:style>
    <style:style style:name="T23" style:family="text">
      <style:text-properties officeooo:rsid="00349c08"/>
    </style:style>
    <style:style style:name="T24" style:family="text">
      <style:text-properties officeooo:rsid="0038e184"/>
    </style:style>
    <style:style style:name="T25" style:family="text">
      <style:text-properties officeooo:rsid="003cf5aa"/>
    </style:style>
    <style:style style:name="T26" style:family="text">
      <style:text-properties officeooo:rsid="003ed68b"/>
    </style:style>
    <style:style style:name="T27" style:family="text">
      <style:text-properties officeooo:rsid="0041d2bb"/>
    </style:style>
    <style:style style:name="T28" style:family="text">
      <style:text-properties officeooo:rsid="00460652"/>
    </style:style>
    <style:style style:name="T29" style:family="text">
      <style:text-properties officeooo:rsid="0046aa0c"/>
    </style:style>
    <style:style style:name="T30" style:family="text">
      <style:text-properties officeooo:rsid="0046c1d1"/>
    </style:style>
    <style:style style:name="T31" style:family="text">
      <style:text-properties officeooo:rsid="004ad441"/>
    </style:style>
    <style:style style:name="T32" style:family="text">
      <style:text-properties officeooo:rsid="004ba6f9"/>
    </style:style>
    <style:style style:name="gr1" style:family="graphic">
      <style:graphic-properties draw:stroke="none" svg:stroke-width="0cm" draw:fill="solid" draw:fill-color="#a0a0a0" draw:textarea-horizontal-align="center" draw:textarea-vertical-align="top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horizontal-align="center" draw:textarea-vertical-align="top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aliza los siguientes ejercicios: </text:p>
      <text:p text:style-name="P3"/>
      <text:list text:style-name="WWNum1">
        <text:list-item>
          <text:p text:style-name="P7">Pon un ejemplo de Contenido en una web dedicada a la venta online.</text:p>
        </text:list-item>
      </text:list>
      <text:p text:style-name="P4"><text:tab/>-<text:span text:style-name="T11">En la página web de amazon, </text:span><text:span text:style-name="T12">todos los productos a la venta junto con su precio, imágenes de muestra, especificaciones, enlaces a webs externas, </text:span><text:span text:style-name="T21">etc.</text:span></text:p>
      <text:p text:style-name="P4"/>
      <text:list text:continue-numbering="true" text:style-name="WWNum1">
        <text:list-item>
          <text:p text:style-name="P7">Pon un ejemplo de Visual en una web que sea una red social. </text:p>
          <text:p text:style-name="P7">-<text:span text:style-name="T13">En Twitter, la pantalla se divide en tercios de forma vertical. Toda la información </text:span><text:span text:style-name="T14">(el feed) </text:span><text:span text:style-name="T13">se encuentra en </text:span><text:span text:style-name="T18">la columna central</text:span><text:span text:style-name="T13">, </text:span><text:span text:style-name="T15">y a ambos lados se </text:span><text:span text:style-name="T16">encuentran </text:span><text:span text:style-name="T18">otras </text:span><text:span text:style-name="T19">opciones como </text:span><text:span text:style-name="T20">administrar el perfil personal, los temas del moment</text:span><text:span text:style-name="T25">o</text:span><text:span text:style-name="T20">, </text:span><text:span text:style-name="T26">un buscador,</text:span><text:span text:style-name="T20"> etc.</text:span></text:p>
          <text:p text:style-name="P8"/>
        </text:list-item>
        <text:list-item>
          <text:p text:style-name="P8">Pon un ejemplo de Tecnología en una web de intercambio de archivos. </text:p>
          <text:p text:style-name="P7">-<text:span text:style-name="T24">Google drive: Python, Objective-c y Javascript.</text:span></text:p>
          <text:p text:style-name="P8"/>
        </text:list-item>
        <text:list-item>
          <text:p text:style-name="P8">Pon un ejemplo de Distribución en una web de un banco. </text:p>
          <text:p text:style-name="P7">-<text:span text:style-name="T22">Unicaja, </text:span><text:span text:style-name="T23">se accede a través de internet en caso de ser un cliente.</text:span></text:p>
          <text:p text:style-name="P8"/>
        </text:list-item>
        <text:list-item>
          <text:p text:style-name="P8">Pon un ejemplo de Propósito de una web cualquiera. </text:p>
          <text:p text:style-name="P7">-<text:span text:style-name="T27">Spotify</text:span><text:span text:style-name="T19">, escuchar </text:span><text:span text:style-name="T22">y valorar música.</text:span></text:p>
          <text:p text:style-name="P8"/>
        </text:list-item>
        <text:list-item>
          <text:p text:style-name="P8">Elige una aplicación web que desees y especifica su: Contenido, Visual, Tecnología, Distribución y Propósito. </text:p>
          <text:p text:style-name="P15">Soundcloud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6"><text:s text:c="5"/>-Contenido: <text:span text:style-name="T28">Canciones, usuarios, listas, álbumes, favoritos.</text:span></text:p>
                                      <text:p text:style-name="P16"><text:s text:c="5"/>-Visual: <text:span text:style-name="T31">Canciones y álbumes se encuentran en el centro de la pantalla donde se pueden acceder fácilmente, mientras que en la parte inferior se encuentra la barra de reproducción.</text:span></text:p>
                                      <text:p text:style-name="P16"><text:s text:c="5"/>-Tecnología: <text:span text:style-name="T29">Python y Javascript</text:span></text:p>
                                      <text:p text:style-name="P17"><text:s text:c="5"/>-Distribución: <text:span text:style-name="T30">Internet.</text:span></text:p>
                                      <text:p text:style-name="P17"><text:s text:c="5"/>-Propósito: <text:span text:style-name="T30">Escuchar, valorar y compartir música tanto de otros artistas como propia.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/>
        </text:list-item>
        <text:list-item>
          <text:p text:style-name="P10">Clasifica las siguientes tecnologías dentro de la arquitectura cliente-servidor: </text:p>
          <text:list>
            <text:list-header>
              <text:p text:style-name="P11">a. Wi-Fi: <text:span text:style-name="T32">Red</text:span></text:p>
              <text:p text:style-name="P9">b. Navegador web: <text:span text:style-name="T17">Client-side</text:span></text:p>
              <text:p text:style-name="P9">c. Servicio: <text:span text:style-name="T1">Server-side</text:span></text:p>
              <text:p text:style-name="P9">d. TCP: <text:span text:style-name="T3">Red</text:span></text:p>
            </text:list-header>
          </text:list>
          <text:p text:style-name="P7"/>
        </text:list-item>
        <text:list-item>
          <text:p text:style-name="P8">Busca 5 lenguajes de programación que se ejecuten en la parte del servidor de una arquitectura cliente-servidor. </text:p>
          <text:list>
            <text:list-item>
              <text:list>
                <text:list-header>
                  <text:p text:style-name="P12"><text:s text:c="6"/>-<text:span text:style-name="T4">Java</text:span></text:p>
                  <text:p text:style-name="P13"><text:s text:c="6"/>-<text:span text:style-name="T4">Ruby</text:span></text:p>
                  <text:p text:style-name="P14"><text:s text:c="6"/>-<text:span text:style-name="T6">Perl</text:span></text:p>
                  <text:p text:style-name="P14"><text:s text:c="6"/>-<text:span text:style-name="T5">Python</text:span></text:p>
                  <text:p text:style-name="P14"><text:s text:c="6"/>-<text:span text:style-name="T4">PHP</text:span></text:p>
                </text:list-header>
              </text:list>
            </text:list-item>
          </text:list>
          <text:p text:style-name="P8"/>
        </text:list-item>
        <text:list-item>
          <text:p text:style-name="P8"><text:soft-page-break/>Busca 5 lenguajes de programación que se ejecuten en la parte del cliente de una arquitectura cliente-servidor.</text:p>
        </text:list-item>
      </text:list>
      <text:p text:style-name="P5"><text:s text:c="6"/>-<text:span text:style-name="T7">CSS</text:span></text:p>
      <text:p text:style-name="P5"><text:s text:c="6"/>-<text:span text:style-name="T7">Javascript</text:span></text:p>
      <text:p text:style-name="P5"><text:s text:c="6"/>-<text:span text:style-name="T8">Angular</text:span></text:p>
      <text:p text:style-name="P5"><text:s text:c="6"/>-<text:span text:style-name="T9">SASS</text:span></text:p>
      <text:p text:style-name="P5"><text:s text:c="6"/>-<text:span text:style-name="T10">Vu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break-before="auto" fo:break-after="auto"/>
      <style:text-properties fo:color="#3c78d8" loext:opacity="100%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MP2" style:family="paragraph" style:parent-style-name="Standard">
      <style:paragraph-properties fo:break-before="auto" fo:break-after="auto"/>
      <style:text-properties fo:color="#3c78d8" loext:opacity="100%"/>
    </style:style>
    <style:style style:name="MP3" style:family="paragraph" style:parent-style-name="Standard">
      <style:paragraph-properties fo:break-before="auto" fo:break-after="auto"/>
    </style:style>
    <style:style style:name="MP4" style:family="paragraph">
      <loext:graphic-properties draw:fill="solid" draw:fill-color="#a0a0a0"/>
      <style:paragraph-properties fo:text-align="center"/>
    </style:style>
    <style:style style:name="Mgr1" style:family="graphic">
      <style:graphic-properties draw:stroke="none" svg:stroke-width="0cm" draw:fill="solid" draw:fill-color="#a0a0a0" draw:textarea-horizontal-align="center" draw:textarea-vertical-align="top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1. Introducción a la Web.</text:p>
      </style:header>
      <style:footer>
        <text:p text:style-name="MP2">Desarrollo Web en Entorno Cliente<text:tab/><text:tab/><text:tab/><text:tab/><text:tab/>Profesor: Juan J. Gallego</text:p>
        <text:p text:style-name="MP3"><draw:rect text:anchor-type="as-char" style:rel-width="100%" draw:z-index="1" draw:name="Forma1" draw:style-name="Mgr1" draw:text-style-name="MP4" svg:width="0.003cm" svg:height="0.054cm"><text:p/></draw:rect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date>2023-09-21T08:43:02.281000000</dc:date>
    <meta:editing-duration>PT50M9S</meta:editing-duration>
    <meta:editing-cycles>52</meta:editing-cycles>
    <meta:print-date>2023-09-21T08:41:02.384000000</meta:print-date>
    <meta:printed-by>Archivos PDF</meta:printed-by>
    <meta:document-statistic meta:table-count="0" meta:image-count="0" meta:object-count="0" meta:page-count="2" meta:paragraph-count="38" meta:word-count="311" meta:character-count="2024" meta:non-whitespace-character-count="1661"/>
  </office:meta>
</office:document-meta>
</file>